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Franz Merter</text:span></text:p>
      <text:p text:style-name="P3"><text:tab/><text:tab/></text:p>
      <text:p text:style-name="P2"><text:span text:style-name="Highlighted_20_with_20_gray_20_Char"><text:span text:style-name="T5">Schaut ihn doch nach Möglichkeit vor dem Meeting noch einmal kurz durch. Von mir aus können wir ihn so veröffentlichen.</text:span></text:span></text:p>
      <text:p text:style-name="Normal"/>
      <text:h text:style-name="P11" text:outline-level="1">E<text:span text:style-name="T11">rfahrung</text:span></text:h>
      <text:p text:style-name="P3"/>
      <text:section text:style-name="Sect1" text:name="ddc802c0-4198-4dc2-b32c-7df1eefa0d35">
        <text:p text:style-name="P4">
    <text:span text:style-name="T5">
      <text:tab/>
    </text:span>
    <text:span text:style-name="White_20_Font">
      <text:span text:style-name="T2">Juni 2021 - Juni 2021 </text:span>
    </text:span>
    <text:span text:style-name="T5">
      <text:tab/>
    </text:span>
    <text:span text:style-name="Color_20_Caps_20_Expanded">
      <text:span text:style-name="T13">Judo</text:span>
    </text:span>
  </text:p>
        <text:list xml:id="list330838734" text:style-name="LS4">
          <text:list-header>
            <text:p text:style-name="P15">Karate</text:p>
          </text:list-header>
        </text:list>
      </text:section>
      <text:p text:style-name="P18"><text:span text:style-name="T2"><text:tab/></text:span></text:p>
      <text:p text:style-name="P3"/>
      <text:h text:style-name="P13" text:outline-level="1">Ausbildung</text:h>
      <text:p text:style-name="P3"/>
      <text:p text:style-name="P19"/>
      <text:p text:style-name="P19"><text:span text:style-name="T3"/></text:p>
      <text:p text:style-name="P3"/>
      <text:h text:style-name="P12" text:outline-level="1">Skills</text:h>
      <text:p text:style-name="P3"/>
      <text:p text:style-name="P19"/>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343434 </text:span>| <text:span text:style-name="MT1">ronny@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